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7-18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154072" calcext:value-type="float">
            <text:p>-53.1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5408" calcext:value-type="float">
            <text:p>53.1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1504" calcext:value-type="float">
            <text:p>53.1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6744" calcext:value-type="float">
            <text:p>53.1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0648" calcext:value-type="float">
            <text:p>53.1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5408" calcext:value-type="float">
            <text:p>53.1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6264" calcext:value-type="float">
            <text:p>53.1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3216" calcext:value-type="float">
            <text:p>53.1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4072" calcext:value-type="float">
            <text:p>53.1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1024" calcext:value-type="float">
            <text:p>53.1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4072" calcext:value-type="float">
            <text:p>53.1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0648" calcext:value-type="float">
            <text:p>53.1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1504" calcext:value-type="float">
            <text:p>53.1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1504" calcext:value-type="float">
            <text:p>53.1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5408" calcext:value-type="float">
            <text:p>53.1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5888" calcext:value-type="float">
            <text:p>53.2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0648" calcext:value-type="float">
            <text:p>53.1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0648" calcext:value-type="float">
            <text:p>53.1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6744" calcext:value-type="float">
            <text:p>53.1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1504" calcext:value-type="float">
            <text:p>53.1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4072" calcext:value-type="float">
            <text:p>53.1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21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3216" calcext:value-type="float">
            <text:p>53.1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3216" calcext:value-type="float">
            <text:p>53.1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1024" calcext:value-type="float">
            <text:p>53.1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1024" calcext:value-type="float">
            <text:p>53.1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1024" calcext:value-type="float">
            <text:p>53.1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7976" calcext:value-type="float">
            <text:p>53.1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188" calcext:value-type="float">
            <text:p>53.1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3216" calcext:value-type="float">
            <text:p>53.1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0648" calcext:value-type="float">
            <text:p>53.1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0648" calcext:value-type="float">
            <text:p>53.1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5408" calcext:value-type="float">
            <text:p>53.1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5408" calcext:value-type="float">
            <text:p>53.1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1504" calcext:value-type="float">
            <text:p>53.1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1504" calcext:value-type="float">
            <text:p>53.1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1504" calcext:value-type="float">
            <text:p>53.1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1504" calcext:value-type="float">
            <text:p>53.1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3216" calcext:value-type="float">
            <text:p>53.1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3216" calcext:value-type="float">
            <text:p>53.1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6264" calcext:value-type="float">
            <text:p>53.1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5408" calcext:value-type="float">
            <text:p>53.1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6264" calcext:value-type="float">
            <text:p>53.1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7976" calcext:value-type="float">
            <text:p>53.1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2736" calcext:value-type="float">
            <text:p>53.1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4448" calcext:value-type="float">
            <text:p>53.1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0544" calcext:value-type="float">
            <text:p>53.1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0544" calcext:value-type="float">
            <text:p>53.1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5304" calcext:value-type="float">
            <text:p>53.1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092" calcext:value-type="float">
            <text:p>53.0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092" calcext:value-type="float">
            <text:p>53.0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5304" calcext:value-type="float">
            <text:p>53.1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9208" calcext:value-type="float">
            <text:p>53.0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3112" calcext:value-type="float">
            <text:p>53.0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2632" calcext:value-type="float">
            <text:p>53.0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092" calcext:value-type="float">
            <text:p>53.0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0064" calcext:value-type="float">
            <text:p>53.0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3112" calcext:value-type="float">
            <text:p>53.0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0064" calcext:value-type="float">
            <text:p>53.0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044" calcext:value-type="float">
            <text:p>53.0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044" calcext:value-type="float">
            <text:p>53.0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044" calcext:value-type="float">
            <text:p>53.0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3008" calcext:value-type="float">
            <text:p>53.0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044" calcext:value-type="float">
            <text:p>53.0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8248" calcext:value-type="float">
            <text:p>53.0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4344" calcext:value-type="float">
            <text:p>53.0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8248" calcext:value-type="float">
            <text:p>53.0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2632" calcext:value-type="float">
            <text:p>53.0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2632" calcext:value-type="float">
            <text:p>53.0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4344" calcext:value-type="float">
            <text:p>53.0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9208" calcext:value-type="float">
            <text:p>53.0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2256" calcext:value-type="float">
            <text:p>53.1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092" calcext:value-type="float">
            <text:p>53.0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9208" calcext:value-type="float">
            <text:p>53.0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2736" calcext:value-type="float">
            <text:p>53.1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1024" calcext:value-type="float">
            <text:p>53.1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1504" calcext:value-type="float">
            <text:p>53.1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5888" calcext:value-type="float">
            <text:p>53.2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1504" calcext:value-type="float">
            <text:p>53.1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6848" calcext:value-type="float">
            <text:p>53.2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6368" calcext:value-type="float">
            <text:p>53.2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2464" calcext:value-type="float">
            <text:p>53.2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5992" calcext:value-type="float">
            <text:p>53.2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8184" calcext:value-type="float">
            <text:p>53.2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7328" calcext:value-type="float">
            <text:p>53.2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6472" calcext:value-type="float">
            <text:p>53.3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3048" calcext:value-type="float">
            <text:p>53.3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1336" calcext:value-type="float">
            <text:p>53.3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8288" calcext:value-type="float">
            <text:p>53.3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8288" calcext:value-type="float">
            <text:p>53.3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572" calcext:value-type="float">
            <text:p>53.3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3528" calcext:value-type="float">
            <text:p>53.3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572" calcext:value-type="float">
            <text:p>53.3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3152" calcext:value-type="float">
            <text:p>53.4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872" calcext:value-type="float">
            <text:p>53.4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9352" calcext:value-type="float">
            <text:p>53.4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9832" calcext:value-type="float">
            <text:p>53.5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5928" calcext:value-type="float">
            <text:p>53.5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9352" calcext:value-type="float">
            <text:p>53.4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0688" calcext:value-type="float">
            <text:p>53.5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4216" calcext:value-type="float">
            <text:p>53.5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6408" calcext:value-type="float">
            <text:p>53.5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888" calcext:value-type="float">
            <text:p>53.5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2984" calcext:value-type="float">
            <text:p>53.5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7368" calcext:value-type="float">
            <text:p>53.6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7848" calcext:value-type="float">
            <text:p>53.6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016" calcext:value-type="float">
            <text:p>54.2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016" calcext:value-type="float">
            <text:p>54.2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016" calcext:value-type="float">
            <text:p>54.2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016" calcext:value-type="float">
            <text:p>54.2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016" calcext:value-type="float">
            <text:p>54.2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792" calcext:value-type="float">
            <text:p>54.3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7552" calcext:value-type="float">
            <text:p>54.3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4128" calcext:value-type="float">
            <text:p>54.3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8032" calcext:value-type="float">
            <text:p>54.3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8032" calcext:value-type="float">
            <text:p>54.3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792" calcext:value-type="float">
            <text:p>54.3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1936" calcext:value-type="float">
            <text:p>54.3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6-1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0928" calcext:value-type="float">
            <text:p>55.4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0344" calcext:value-type="float">
            <text:p>55.3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2432" calcext:value-type="float">
            <text:p>55.2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3664" calcext:value-type="float">
            <text:p>55.2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5376" calcext:value-type="float">
            <text:p>55.2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6232" calcext:value-type="float">
            <text:p>55.1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1368" calcext:value-type="float">
            <text:p>55.1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5752" calcext:value-type="float">
            <text:p>55.1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5752" calcext:value-type="float">
            <text:p>55.1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6984" calcext:value-type="float">
            <text:p>55.1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6984" calcext:value-type="float">
            <text:p>55.1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6984" calcext:value-type="float">
            <text:p>55.1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4312" calcext:value-type="float">
            <text:p>55.0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6024" calcext:value-type="float">
            <text:p>55.0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9072" calcext:value-type="float">
            <text:p>55.0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7256" calcext:value-type="float">
            <text:p>55.0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6024" calcext:value-type="float">
            <text:p>55.0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0032" calcext:value-type="float">
            <text:p>55.1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6984" calcext:value-type="float">
            <text:p>55.1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6984" calcext:value-type="float">
            <text:p>55.1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6984" calcext:value-type="float">
            <text:p>55.1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0032" calcext:value-type="float">
            <text:p>55.1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1368" calcext:value-type="float">
            <text:p>55.1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5752" calcext:value-type="float">
            <text:p>55.1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6232" calcext:value-type="float">
            <text:p>55.1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5376" calcext:value-type="float">
            <text:p>55.2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6232" calcext:value-type="float">
            <text:p>55.1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2328" calcext:value-type="float">
            <text:p>55.2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5752" calcext:value-type="float">
            <text:p>55.1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6984" calcext:value-type="float">
            <text:p>55.1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6984" calcext:value-type="float">
            <text:p>55.1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4312" calcext:value-type="float">
            <text:p>55.0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4312" calcext:value-type="float">
            <text:p>55.0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4312" calcext:value-type="float">
            <text:p>55.0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4312" calcext:value-type="float">
            <text:p>55.0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3184" calcext:value-type="float">
            <text:p>55.1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116" calcext:value-type="float">
            <text:p>55.0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116" calcext:value-type="float">
            <text:p>55.0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8112" calcext:value-type="float">
            <text:p>54.9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2872" calcext:value-type="float">
            <text:p>54.9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3624" calcext:value-type="float">
            <text:p>54.9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3624" calcext:value-type="float">
            <text:p>54.9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5336" calcext:value-type="float">
            <text:p>54.8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6192" calcext:value-type="float">
            <text:p>54.8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7048" calcext:value-type="float">
            <text:p>54.8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5712" calcext:value-type="float">
            <text:p>54.8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4856" calcext:value-type="float">
            <text:p>54.8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0576" calcext:value-type="float">
            <text:p>54.9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4104" calcext:value-type="float">
            <text:p>54.9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02" calcext:value-type="float">
            <text:p>54.9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3248" calcext:value-type="float">
            <text:p>54.9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7152" calcext:value-type="float">
            <text:p>54.9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5816" calcext:value-type="float">
            <text:p>54.9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5336" calcext:value-type="float">
            <text:p>54.8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2288" calcext:value-type="float">
            <text:p>54.8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6192" calcext:value-type="float">
            <text:p>54.8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6192" calcext:value-type="float">
            <text:p>54.8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5712" calcext:value-type="float">
            <text:p>54.8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6944" calcext:value-type="float">
            <text:p>54.7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3896" calcext:value-type="float">
            <text:p>54.7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78" calcext:value-type="float">
            <text:p>54.7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7696" calcext:value-type="float">
            <text:p>54.7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1976" calcext:value-type="float">
            <text:p>54.6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2144" calcext:value-type="float">
            <text:p>54.4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0432" calcext:value-type="float">
            <text:p>54.5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2144" calcext:value-type="float">
            <text:p>54.4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4712" calcext:value-type="float">
            <text:p>54.4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096" calcext:value-type="float">
            <text:p>54.4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2144" calcext:value-type="float">
            <text:p>54.4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6904" calcext:value-type="float">
            <text:p>54.4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1184" calcext:value-type="float">
            <text:p>54.4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1184" calcext:value-type="float">
            <text:p>54.4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0808" calcext:value-type="float">
            <text:p>54.4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5568" calcext:value-type="float">
            <text:p>54.4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9472" calcext:value-type="float">
            <text:p>54.4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8136" calcext:value-type="float">
            <text:p>54.4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204" calcext:value-type="float">
            <text:p>54.4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4128" calcext:value-type="float">
            <text:p>54.3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024" calcext:value-type="float">
            <text:p>54.2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832" calcext:value-type="float">
            <text:p>54.2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0768" calcext:value-type="float">
            <text:p>54.1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0768" calcext:value-type="float">
            <text:p>54.1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20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6136" calcext:value-type="float">
            <text:p>53.6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7848" calcext:value-type="float">
            <text:p>53.6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6136" calcext:value-type="float">
            <text:p>53.6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5656" calcext:value-type="float">
            <text:p>53.6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7368" calcext:value-type="float">
            <text:p>53.6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7848" calcext:value-type="float">
            <text:p>53.6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5656" calcext:value-type="float">
            <text:p>53.6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0792" calcext:value-type="float">
            <text:p>53.5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4696" calcext:value-type="float">
            <text:p>53.5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0792" calcext:value-type="float">
            <text:p>53.5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2984" calcext:value-type="float">
            <text:p>53.5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5656" calcext:value-type="float">
            <text:p>53.6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908" calcext:value-type="float">
            <text:p>53.5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2984" calcext:value-type="float">
            <text:p>53.5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2192" calcext:value-type="float">
            <text:p>53.3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9144" calcext:value-type="float">
            <text:p>53.3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6096" calcext:value-type="float">
            <text:p>53.3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2192" calcext:value-type="float">
            <text:p>53.3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9144" calcext:value-type="float">
            <text:p>53.3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3048" calcext:value-type="float">
            <text:p>53.3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6952" calcext:value-type="float">
            <text:p>53.3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8664" calcext:value-type="float">
            <text:p>53.3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3424" calcext:value-type="float">
            <text:p>53.3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8184" calcext:value-type="float">
            <text:p>53.2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8184" calcext:value-type="float">
            <text:p>53.2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5992" calcext:value-type="float">
            <text:p>53.2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4656" calcext:value-type="float">
            <text:p>53.2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1608" calcext:value-type="float">
            <text:p>53.2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1608" calcext:value-type="float">
            <text:p>53.2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2464" calcext:value-type="float">
            <text:p>53.2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2464" calcext:value-type="float">
            <text:p>53.2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9416" calcext:value-type="float">
            <text:p>53.2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6368" calcext:value-type="float">
            <text:p>53.2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6368" calcext:value-type="float">
            <text:p>53.2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1128" calcext:value-type="float">
            <text:p>53.2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7224" calcext:value-type="float">
            <text:p>53.2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2464" calcext:value-type="float">
            <text:p>53.2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7224" calcext:value-type="float">
            <text:p>53.2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7224" calcext:value-type="float">
            <text:p>53.2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1504" calcext:value-type="float">
            <text:p>53.1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0648" calcext:value-type="float">
            <text:p>53.1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6744" calcext:value-type="float">
            <text:p>53.1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6744" calcext:value-type="float">
            <text:p>53.1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5408" calcext:value-type="float">
            <text:p>53.1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3216" calcext:value-type="float">
            <text:p>53.1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6264" calcext:value-type="float">
            <text:p>53.1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5408" calcext:value-type="float">
            <text:p>53.1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6744" calcext:value-type="float">
            <text:p>53.1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3216" calcext:value-type="float">
            <text:p>53.1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6264" calcext:value-type="float">
            <text:p>53.1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1024" calcext:value-type="float">
            <text:p>53.1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7496" calcext:value-type="float">
            <text:p>53.1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3592" calcext:value-type="float">
            <text:p>53.1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2736" calcext:value-type="float">
            <text:p>53.1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8832" calcext:value-type="float">
            <text:p>53.1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4928" calcext:value-type="float">
            <text:p>53.1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9688" calcext:value-type="float">
            <text:p>53.1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2736" calcext:value-type="float">
            <text:p>53.1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9688" calcext:value-type="float">
            <text:p>53.1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2256" calcext:value-type="float">
            <text:p>53.1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7768" calcext:value-type="float">
            <text:p>53.0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5952" calcext:value-type="float">
            <text:p>52.9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472" calcext:value-type="float">
            <text:p>52.9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9376" calcext:value-type="float">
            <text:p>52.9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4616" calcext:value-type="float">
            <text:p>52.9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4616" calcext:value-type="float">
            <text:p>52.9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472" calcext:value-type="float">
            <text:p>52.9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7184" calcext:value-type="float">
            <text:p>52.9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472" calcext:value-type="float">
            <text:p>52.9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712" calcext:value-type="float">
            <text:p>52.9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7664" calcext:value-type="float">
            <text:p>52.9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8144" calcext:value-type="float">
            <text:p>52.9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6808" calcext:value-type="float">
            <text:p>52.9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9856" calcext:value-type="float">
            <text:p>52.9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9" calcext:value-type="float">
            <text:p>52.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8144" calcext:value-type="float">
            <text:p>52.9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2904" calcext:value-type="float">
            <text:p>52.9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6808" calcext:value-type="float">
            <text:p>52.9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5096" calcext:value-type="float">
            <text:p>52.9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9" calcext:value-type="float">
            <text:p>52.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2424" calcext:value-type="float">
            <text:p>52.9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9" calcext:value-type="float">
            <text:p>52.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6808" calcext:value-type="float">
            <text:p>52.9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6808" calcext:value-type="float">
            <text:p>52.9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4616" calcext:value-type="float">
            <text:p>52.9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9856" calcext:value-type="float">
            <text:p>52.9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6808" calcext:value-type="float">
            <text:p>52.9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712" calcext:value-type="float">
            <text:p>52.9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7664" calcext:value-type="float">
            <text:p>52.9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6808" calcext:value-type="float">
            <text:p>52.9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4616" calcext:value-type="float">
            <text:p>52.9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7184" calcext:value-type="float">
            <text:p>52.9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0232" calcext:value-type="float">
            <text:p>52.9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472" calcext:value-type="float">
            <text:p>52.9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7664" calcext:value-type="float">
            <text:p>52.9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9856" calcext:value-type="float">
            <text:p>52.9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8144" calcext:value-type="float">
            <text:p>52.9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2048" calcext:value-type="float">
            <text:p>52.9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2424" calcext:value-type="float">
            <text:p>52.9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712" calcext:value-type="float">
            <text:p>52.9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-0390</text:p>
          </table:table-cell>
          <table:table-cell office:value-type="string" calcext:value-type="string">
            <text:p>11W-h1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6808" calcext:value-type="float">
            <text:p>52.9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42" meta:object-count="0"/>
    <meta:user-defined meta:name="AppVersion">3.0</meta:user-defined>
  </office:meta>
</office:document-meta>
</file>